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7708in" style:rel-column-width="6948*"/>
    </style:style>
    <style:style style:name="Table1.B" style:family="table-column">
      <style:table-column-properties style:column-width="0.5507in" style:rel-column-width="4964*"/>
    </style:style>
    <style:style style:name="Table1.C" style:family="table-column">
      <style:table-column-properties style:column-width="0.6604in" style:rel-column-width="5953*"/>
    </style:style>
    <style:style style:name="Table1.D" style:family="table-column">
      <style:table-column-properties style:column-width="0.6611in" style:rel-column-width="5959*"/>
    </style:style>
    <style:style style:name="Table1.K" style:family="table-column">
      <style:table-column-properties style:column-width="0.6625in" style:rel-column-width="5969*"/>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7.2701in" style:type="right"/>
        </style:tab-stops>
      </style:paragraph-properties>
    </style:style>
    <style:style style:name="P7" style:family="paragraph" style:parent-style-name="Contents_20_2">
      <style:paragraph-properties>
        <style:tab-stops>
          <style:tab-stop style:position="7.0736in" style:type="righ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L18"/>
    <style:style style:name="P25" style:family="paragraph" style:parent-style-name="Standard" style:list-style-name="L19"/>
    <style:style style:name="P26" style:family="paragraph" style:parent-style-name="Standard" style:list-style-name="L20"/>
    <style:style style:name="P27" style:family="paragraph" style:parent-style-name="Standard" style:list-style-name="L21"/>
    <style:style style:name="P28" style:family="paragraph" style:parent-style-name="Standard" style:list-style-name="L22"/>
    <style:style style:name="P29" style:family="paragraph" style:parent-style-name="Standard" style:list-style-name="L23"/>
    <style:style style:name="P30" style:family="paragraph" style:parent-style-name="Standard" style:list-style-name="L24"/>
    <style:style style:name="P31" style:family="paragraph" style:parent-style-name="Standard" style:list-style-name="L25"/>
    <style:style style:name="P32" style:family="paragraph" style:parent-style-name="Standard" style:list-style-name="L26"/>
    <style:style style:name="P33" style:family="paragraph" style:parent-style-name="Standard" style:list-style-name="L27"/>
    <style:style style:name="P34" style:family="paragraph" style:parent-style-name="Standard" style:list-style-name="L28"/>
    <style:style style:name="P35" style:family="paragraph" style:parent-style-name="Standard" style:list-style-name="L29"/>
    <style:style style:name="P36" style:family="paragraph" style:parent-style-name="Standard" style:list-style-name="L30"/>
    <style:style style:name="P37" style:family="paragraph" style:parent-style-name="Standard" style:list-style-name="L31"/>
    <style:style style:name="P38" style:family="paragraph" style:parent-style-name="Standard" style:list-style-name="L32"/>
    <style:style style:name="P39" style:family="paragraph" style:parent-style-name="Standard" style:list-style-name="L33"/>
    <style:style style:name="P40" style:family="paragraph" style:parent-style-name="Standard" style:list-style-name="L34"/>
    <style:style style:name="P41" style:family="paragraph" style:parent-style-name="Standard" style:list-style-name="L38"/>
    <style:style style:name="P42" style:family="paragraph" style:parent-style-name="Standard" style:list-style-name="L39"/>
    <style:style style:name="P43" style:family="paragraph" style:parent-style-name="Standard" style:list-style-name="L43"/>
    <style:style style:name="P44" style:family="paragraph" style:parent-style-name="Standard" style:list-style-name="L44"/>
    <style:style style:name="P45" style:family="paragraph" style:parent-style-name="Standard" style:list-style-name="L45"/>
    <style:style style:name="P46" style:family="paragraph" style:parent-style-name="Standard" style:list-style-name="L46"/>
    <style:style style:name="P47" style:family="paragraph" style:parent-style-name="Standard" style:list-style-name="L47"/>
    <style:style style:name="P48" style:family="paragraph" style:parent-style-name="Standard" style:list-style-name="L48"/>
    <style:style style:name="P49" style:family="paragraph" style:parent-style-name="Standard" style:list-style-name="L49"/>
    <style:style style:name="P50" style:family="paragraph" style:parent-style-name="Standard" style:list-style-name="L50"/>
    <style:style style:name="P51" style:family="paragraph" style:parent-style-name="Standard" style:list-style-name="L51"/>
    <style:style style:name="P52" style:family="paragraph" style:parent-style-name="Standard" style:list-style-name="L51">
      <style:text-properties officeooo:paragraph-rsid="000d5ffe"/>
    </style:style>
    <style:style style:name="P53" style:family="paragraph" style:parent-style-name="Standard" style:list-style-name="L52"/>
    <style:style style:name="P54" style:family="paragraph" style:parent-style-name="Standard" style:list-style-name="L53"/>
    <style:style style:name="P55" style:family="paragraph" style:parent-style-name="Standard" style:list-style-name="L55"/>
    <style:style style:name="P56" style:family="paragraph" style:parent-style-name="Standard" style:list-style-name="L56"/>
    <style:style style:name="P57" style:family="paragraph" style:parent-style-name="Standard" style:list-style-name="L57"/>
    <style:style style:name="P58" style:family="paragraph" style:parent-style-name="Standard" style:list-style-name="L58"/>
    <style:style style:name="P59" style:family="paragraph" style:parent-style-name="Standard" style:list-style-name="L59"/>
    <style:style style:name="P60" style:family="paragraph" style:parent-style-name="Standard" style:list-style-name="L60"/>
    <style:style style:name="P61" style:family="paragraph" style:parent-style-name="Standard" style:list-style-name="L61"/>
    <style:style style:name="P62" style:family="paragraph" style:parent-style-name="Standard" style:list-style-name="L62"/>
    <style:style style:name="P63" style:family="paragraph" style:parent-style-name="Standard" style:list-style-name="L63"/>
    <style:style style:name="P64" style:family="paragraph" style:parent-style-name="Standard" style:list-style-name="L64"/>
    <style:style style:name="P65" style:family="paragraph" style:parent-style-name="Text_20_body" style:list-style-name="L7"/>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40"/>
    <style:style style:name="P70" style:family="paragraph" style:parent-style-name="Text_20_body" style:list-style-name="L41"/>
    <style:style style:name="P71" style:family="paragraph" style:parent-style-name="Text_20_body" style:list-style-name="L42"/>
    <style:style style:name="P72" style:family="paragraph" style:parent-style-name="Text_20_body" style:list-style-name="L54"/>
    <style:style style:name="P73" style:family="paragraph" style:parent-style-name="Text_20_body">
      <style:text-properties officeooo:paragraph-rsid="000cfcde"/>
    </style:style>
    <style:style style:name="P74" style:family="paragraph" style:parent-style-name="Text_20_body" style:list-style-name="L66">
      <style:text-properties officeooo:paragraph-rsid="000cfcde"/>
    </style:style>
    <style:style style:name="P75" style:family="paragraph" style:parent-style-name="Heading_20_1">
      <style:text-properties fo:language="en" fo:country="US"/>
    </style:style>
    <style:style style:name="P76" style:family="paragraph" style:parent-style-name="Heading_20_1">
      <style:text-properties officeooo:paragraph-rsid="000cfcde"/>
    </style:style>
    <style:style style:name="P77"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officeooo:rsid="000cfcde"/>
    </style:style>
    <style:style style:name="T3" style:family="text">
      <style:text-properties officeooo:rsid="000d5ff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6563in" fo:text-indent="-0.25in" fo:margin-left="0.6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63in" fo:text-indent="-0.25in" fo:margin-left="0.9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63in" fo:text-indent="-0.25in" fo:margin-left="1.1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63in" fo:text-indent="-0.25in" fo:margin-left="1.4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63in" fo:text-indent="-0.25in" fo:margin-left="1.6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63in" fo:text-indent="-0.25in" fo:margin-left="1.9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63in" fo:text-indent="-0.25in" fo:margin-left="2.1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63in" fo:text-indent="-0.25in" fo:margin-left="2.4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63in" fo:text-indent="-0.25in" fo:margin-left="2.6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63in" fo:text-indent="-0.25in" fo:margin-left="2.906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6. November 2012</text:modification-date> (revision <text:editing-cycles>72</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403_764414512" text:style-name="Internet_20_link" text:visited-style-name="Internet_20_link">10 Unincorporated ideas list</text:a><text:tab/>21</text:p>
          <text:p text:style-name="P6"><text:a xlink:type="simple" xlink:href="#__RefHeading__6574_1070160789" text:style-name="Internet_20_link" text:visited-style-name="Internet_20_link">11 Graphics</text:a><text:tab/>24</text:p>
          <text:p text:style-name="P7">11.1 Map Tiles<text:tab/>24</text:p>
          <text:p text:style-name="P7">11.2 Resource/Advanced materials icons<text:tab/>24</text:p>
          <text:p text:style-name="P7">11.3 Battle tiles<text:tab/>24</text:p>
          <text:p text:style-name="P6"><text:a xlink:type="simple" xlink:href="#__RefHeading__2209_12008256721" text:style-name="Internet_20_link" text:visited-style-name="Internet_20_link">12 Music</text:a><text:tab/>25</text:p>
          <text:p text:style-name="P7">12.1 List of music pieces<text:tab/>25</text:p>
          <text:p text:style-name="P7">12.2 List of sound effects<text:tab/>25</text:p>
          <text:p text:style-name="P6"><text:a xlink:type="simple" xlink:href="#__RefHeading__424_764414512" text:style-name="Internet_20_link" text:visited-style-name="Internet_20_link">13 Design Generalization</text:a><text:tab/>26</text:p>
          <text:p text:style-name="P7">13.1 Possible abstractions<text:tab/>26</text:p>
          <text:p text:style-name="P6"><text:soft-page-break/><text:a xlink:type="simple" xlink:href="#__RefHeading__426_764414512" text:style-name="Internet_20_link" text:visited-style-name="Internet_20_link">14 Original Imperialism</text:a><text:tab/>27</text:p>
          <text:p text:style-name="P7">14.1 Design<text:tab/>27</text:p>
          <text:p text:style-name="P7">14.2 Strengths and Shortfalls<text:tab/>31</text:p>
        </text:index-body>
      </text:table-of-content>
      <text:p text:style-name="P3"/>
      <text:h text:style-name="P77" text:outline-level="1"><text:bookmark-start text:name="__RefHeading__422_764414512"/>Philosophy<text:bookmark-end text:name="__RefHeading__422_764414512"/></text:h>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Good luck with mastering the fine art of conquering the world!</text:p>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36147046" text:style-name="L1">
        <text:list-item>
          <text:p text:style-name="P8">Either expand your military now and conquer something or improve your infrastructure and industrial base to support higher military later.</text:p>
        </text:list-item>
        <text:list-item>
          <text:p text:style-name="P8">Either sell goods now where they give the highest profit or dominate specific markets and ensure political influence in these regions.</text:p>
        </text:list-item>
        <text:list-item>
          <text:p text:style-name="P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h text:style-name="Heading_20_2" text:outline-level="2">Historical immersion</text:h>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h text:style-name="P75" text:outline-level="1"><text:bookmark-start text:name="__RefHeading__450_1211285317"/>Settings<text:bookmark-end text:name="__RefHeading__450_1211285317"/></text:h>
      <text:h text:style-name="Heading_20_2" text:outline-level="2">General settings</text:h>
      <text:list xml:id="list36153401" text:style-name="L2">
        <text:list-item>
          <text:p text:style-name="P9">4 turns per year (the seasons), earliest start 1814, end 1914 (~400 turns) but continues running if the player wants to</text:p>
        </text:list-item>
        <text:list-item>
          <text:p text:style-name="P9">The world map consists of several Nations, depending on their size they are called greater or minor power</text:p>
        </text:list-item>
      </text:list>
      <text:h text:style-name="Heading_20_2" text:outline-level="2">Victory conditions</text:h>
      <text:list xml:id="list36156738" text:style-name="L3">
        <text:list-item>
          <text:p text:style-name="P10">Military victory: 66% of provinces conquered</text:p>
        </text:list-item>
        <text:list-item>
          <text:p text:style-name="P10">Diplomatic victory: 66% of votes in governor council (every 10 years, can be turned off), initially governors tend to be neutral, shortest diplomatic victory not before three councils</text:p>
        </text:list-item>
        <text:list-item>
          <text:p text:style-name="P10">Cultural victory: First to achieve a certain number of culture points and builds a special wonder(?) </text:p>
        </text:list-item>
      </text:list>
      <text:h text:style-name="Heading_20_2" text:outline-level="2">Nations</text:h>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h text:style-name="Heading_20_2" text:outline-level="2">Terrain</text:h>
      <text:list xml:id="list36147680" text:style-name="L4">
        <text:list-item>
          <text:p text:style-name="P11">Only a few different terrain types: Desert, Plain, Swamp, Jungle, Hills, Mountains, Tundra, Ocean</text:p>
        </text:list-item>
        <text:list-item>
          <text:p text:style-name="P11">Resources as overlay (Apples = Plain+Orchard, Wheat = Plain+Grain Farm, Wood = Plain+Hardwood forest, Oil = Swamp, Desert + Oil, Iron/Coal = Hills + resource symbol)</text:p>
        </text:list-item>
        <text:list-item>
          <text:p text:style-name="P11">Resources are only allowed on certain types.</text:p>
        </text:list-item>
        <text:list-item>
          <text:p text:style-name="P11">They should come in different flavors (graphical representations) to allow scenarios all over the world.</text:p>
        </text:list-item>
      </text:list>
      <text:h text:style-name="Heading_20_1" text:outline-level="1"><text:bookmark-start text:name="__RefHeading__320_1489308464"/>Diplomacy<text:bookmark-end text:name="__RefHeading__320_1489308464"/></text:h>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h text:style-name="Heading_20_2" text:outline-level="2">Goals</text:h>
      <text:list xml:id="list36147784" text:style-name="L5">
        <text:list-item>
          <text:p text:style-name="P12">Open up new markets to make more profit</text:p>
        </text:list-item>
        <text:list-item>
          <text:p text:style-name="P12">Win the friendship of minor nations and invite them to your empire (need to defend them)</text:p>
        </text:list-item>
        <text:list-item>
          <text:p text:style-name="P12">Declare war and seek peace (peace with fixed 5/10 years period)</text:p>
        </text:list-item>
        <text:list-item>
          <text:p text:style-name="P12">Seek reassurance through non-aggression treaties</text:p>
        </text:list-item>
        <text:list-item>
          <text:p text:style-name="P12">Seek alliances (common goals) against leaders with long duration and not terminable (or only against really high fee), they have a fixed goal (war in X year, at least Y % of territory gained, loss compensation)</text:p>
        </text:list-item>
        <text:list-item>
          <text:p text:style-name="P12">Just influence nations (just offer money?)</text:p>
        </text:list-item>
        <text:list-item>
          <text:p text:style-name="P12">Bully others around </text:p>
        </text:list-item>
        <text:list-item>
          <text:p text:style-name="P12">Treaties with fixed duration (10 years or at least 5 years with 2 years cancellation time)</text:p>
        </text:list-item>
        <text:list-item>
          <text:p text:style-name="P12">War declaration could also need time (2 turns, but gives right to first strike)</text:p>
        </text:list-item>
        <text:list-item>
          <text:p text:style-name="P12">Gold is not everything: you can influence your partners by money but only a bit, sometimes they won't do it, not for all the gold in the world</text:p>
        </text:list-item>
        <text:list-item>
          <text:p text:style-name="P12">No new treaty is allowed to contradict earlier contracts (not even potentially only) - there in the design treaties with fixed duration is preferred</text:p>
        </text:list-item>
        <text:list-item>
          <text:p text:style-name="P12">It should be clear how each diplomatic action will influence the relations in a quantitative way.</text:p>
        </text:list-item>
        <text:list-item>
          <text:p text:style-name="P12">Breaking a treaty is either impossible or results in serious harm, whatever this means for now.</text:p>
        </text:list-item>
        <text:list-item>
          <text:p text:style-name="P12">Statistics are not incorporated here but in the Statistics section (however quick links between)</text:p>
        </text:list-item>
        <text:list-item>
          <text:p text:style-name="P12">Treaties are accepted if both have agreed on them. Need to define exact timing. Probably beginning of a turn.</text:p>
        </text:list-item>
      </text:list>
      <text:h text:style-name="Heading_20_2" text:outline-level="2">Alliances</text:h>
      <text:list xml:id="list36153847" text:style-name="L6">
        <text:list-item>
          <text:p text:style-name="P13">Must have similar interests/goals</text:p>
        </text:list-item>
        <text:list-item>
          <text:p text:style-name="P13">Similar benefits (monetary compensation possible)</text:p>
        </text:list-item>
        <text:list-item>
          <text:p text:style-name="P13">Trust (from history) </text:p>
        </text:list-item>
      </text:list>
      <text:h text:style-name="Heading_20_2" text:outline-level="2"><text:soft-page-break/>Influence</text:h>
      <text:list xml:id="list36160806" text:style-name="L7">
        <text:list-item>
          <text:p text:style-name="P65">Is kind of a diplomatic currency</text:p>
        </text:list-item>
        <text:list-item>
          <text:p text:style-name="P65">Can be gained by trade</text:p>
        </text:list-item>
        <text:list-item>
          <text:p text:style-name="P65">Can be used for improving relations or other things</text:p>
        </text:list-item>
      </text:list>
      <text:h text:style-name="Heading_20_2" text:outline-level="2">Minor Nations</text:h>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36144661" text:style-name="L8">
        <text:list-item>
          <text:p text:style-name="P14">improve when extending their infrastructure</text:p>
        </text:list-item>
        <text:list-item>
          <text:p text:style-name="P14">improve when trading (effectively not only offering)</text:p>
        </text:list-item>
        <text:list-item>
          <text:p text:style-name="P14">improve upon fulfillment of wishes, being useful for them</text:p>
        </text:list-item>
        <text:list-item>
          <text:p text:style-name="P14">improve for treaties like a peace treaty and keeping them</text:p>
        </text:list-item>
        <text:list-item>
          <text:p text:style-name="P14">worsen if military is large enough and common border or many ships </text:p>
          <text:p text:style-name="P14"/>
        </text:list-item>
      </text:list>
      <text:p text:style-name="Text_20_body">Peaceful assimilation</text:p>
      <text:list xml:id="list36151367" text:style-name="L9">
        <text:list-item>
          <text:p text:style-name="P15">Relation must be very good over a long history (maybe additive for whole history = trust) by trade or diplomacy</text:p>
        </text:list-item>
        <text:list-item>
          <text:p text:style-name="P15">No immediate threat: long running peace treaty or far away</text:p>
        </text:list-item>
        <text:list-item>
          <text:p text:style-name="P15">How peaceful you were in general, they like peaceful and cultural (large culture rating) nations</text:p>
        </text:list-item>
        <text:list-item>
          <text:p text:style-name="P15">Become status of close friend (public visible)</text:p>
        </text:list-item>
        <text:list-item>
          <text:p text:style-name="P15">Have a strong enough military, they feel attracted to very powerful nations, however first repelled</text:p>
        </text:list-item>
        <text:list-item>
          <text:p text:style-name="P15">Defend upon aggression of others, a threat by another nations give a big boost</text:p>
        </text:list-item>
        <text:list-item>
          <text:p text:style-name="P15">Trade and fulfill all demands wishes</text:p>
        </text:list-item>
        <text:list-item>
          <text:p text:style-name="P15">Buy any excess exports</text:p>
        </text:list-item>
        <text:list-item>
          <text:p text:style-name="P15">After certain time is gone -&gt; assimilation festivities</text:p>
        </text:list-item>
        <text:list-item>
          <text:p text:style-name="P15">Secrete turnaround should be possible to pursue (not see with whom they trade maybe?) </text:p>
        </text:list-item>
        <text:list-item>
          <text:p text:style-name="P15">They could have special abilities (military, cultural, economic) that they give you, when you assimilate them.</text:p>
        </text:list-item>
        <text:list-item>
          <text:p text:style-name="P15">Invasion of new territory after assimilation should take some time.</text:p>
        </text:list-item>
      </text:list>
      <text:h text:style-name="Heading_20_2" text:outline-level="2">Negotiating a treaty</text:h>
      <text:h text:style-name="Heading_20_1" text:outline-level="1"><text:bookmark-start text:name="__RefHeading__322_1489308464"/>Research<text:bookmark-end text:name="__RefHeading__322_1489308464"/></text:h>
      <text:list xml:id="list36158814" text:style-name="L10">
        <text:list-item>
          <text:p text:style-name="P16">Only minor aspect of the game, not too much concentration 10% of working force should be enough</text:p>
        </text:list-item>
        <text:list-item>
          <text:p text:style-name="P16">A chained map of researchable technologies as in Civilization (aka tech tree)</text:p>
        </text:list-item>
        <text:list-item>
          <text:p text:style-name="P16">Scientists can either explore country</text:p>
        </text:list-item>
        <text:list-item>
          <text:p text:style-name="P16">Different independent strands: economical strand, militaristic strand, cultural (technological strand)? </text:p>
        </text:list-item>
        <text:list-item>
          <text:p text:style-name="P16">Typical militaristic techs: More ground experience, kind of refueling after battle, higher morale</text:p>
        </text:list-item>
        <text:list-item>
          <text:p text:style-name="P16">Typical economical techs: Higher taxes, ...</text:p>
        </text:list-item>
        <text:list-item>
          <text:p text:style-name="P16">Typical cultural techs: Higher tech efficiency, higher cultural ranking, more diplomatic influence </text:p>
        </text:list-item>
        <text:list-item>
          <text:p text:style-name="P16">Some allow world wonders (greatly enhancing chance for cultural victory)</text:p>
        </text:list-item>
        <text:list-item>
          <text:p text:style-name="P16">Are not tradable, but it helps if others have them developed already, will improve research.</text:p>
        </text:list-item>
      </text:list>
      <text:h text:style-name="Heading_20_2" text:outline-level="2">Exploration</text:h>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h text:style-name="Heading_20_2" text:outline-level="2">Tech tree</text:h>
      <text:p text:style-name="Text_20_body">They are kind of wrong era for now. Just give you the idea.</text:p>
      <text:p text:style-name="Text_20_body">Military branch (maybe two subbranches: naval and special vs. land only)</text:p>
      <text:list xml:id="list36166402" text:style-name="L11">
        <text:list-item>
          <text:p text:style-name="P17">Nationalism: Giving free unit?</text:p>
        </text:list-item>
        <text:list-item>
          <text:p text:style-name="P17">Gunpowder: Better weapons</text:p>
        </text:list-item>
        <text:list-item>
          <text:p text:style-name="P17">Canon, Artillery</text:p>
        </text:list-item>
        <text:list-item>
          <text:p text:style-name="P17">Geography and map making</text:p>
        </text:list-item>
        <text:list-item>
          <text:p text:style-name="P17">Construction of turbine propeller</text:p>
        </text:list-item>
        <text:list-item>
          <text:p text:style-name="P17">Colt gun</text:p>
        </text:list-item>
        <text:list-item>
          <text:p text:style-name="P17">Morse code</text:p>
        </text:list-item>
        <text:list-item>
          <text:p text:style-name="P17">Rifles invented: Infantry 2</text:p>
        </text:list-item>
        <text:list-item>
          <text:p text:style-name="P17">Internal combustion machine</text:p>
        </text:list-item>
        <text:list-item>
          <text:p text:style-name="P17">Diesel machine</text:p>
        </text:list-item>
        <text:list-item>
          <text:p text:style-name="P17">Machine gun: Infantry 3</text:p>
        </text:list-item>
        <text:list-item>
          <text:p text:style-name="P17">Higher limit on battlefield units.</text:p>
        </text:list-item>
        <text:list-item>
          <text:p text:style-name="P17">Telephone (better communication, efficiency)</text:p>
        </text:list-item>
      </text:list>
      <text:p text:style-name="Standard"/>
      <text:p text:style-name="Text_20_body">Industrial branch (Resources branch, others branch)</text:p>
      <text:list xml:id="list36158350" text:style-name="L12">
        <text:list-item>
          <text:p text:style-name="P18">Windmill: Farms can be upgraded</text:p>
        </text:list-item>
        <text:list-item>
          <text:p text:style-name="P18">Coal extraction: Better industrial research?</text:p>
        </text:list-item>
        <text:list-item>
          <text:p text:style-name="P18">Jenny Speed invented: Wool from sheep</text:p>
        </text:list-item>
        <text:list-item>
          <text:p text:style-name="P18">Better transport wagons: More efficient wagons</text:p>
        </text:list-item>
        <text:list-item>
          <text:p text:style-name="P18">Better pump for mines: More efficient mines</text:p>
        </text:list-item>
        <text:list-item>
          <text:p text:style-name="P18"><text:soft-page-break/>Steam engine, high pressure: Enables railroad building</text:p>
        </text:list-item>
        <text:list-item>
          <text:p text:style-name="P18">Seed Drill: Improve grain farms and orchards to level 1</text:p>
        </text:list-item>
        <text:list-item>
          <text:p text:style-name="P18">Cotton Gin: Improve cotton plantations to level 1</text:p>
        </text:list-item>
        <text:list-item>
          <text:p text:style-name="P18">Iron Railroad bridge: Cross swamp, enable forester who can improve hardwood forest to level 1</text:p>
        </text:list-item>
        <text:list-item>
          <text:p text:style-name="P18">Feed Grasses: Enables rancher who can improve wool farms and livestock ranches to level 1</text:p>
        </text:list-item>
        <text:list-item>
          <text:p text:style-name="P18">Industrial revolution</text:p>
        </text:list-item>
        <text:list-item>
          <text:p text:style-name="P18">Better canned food</text:p>
        </text:list-item>
        <text:list-item>
          <text:p text:style-name="P18">Gas lamps: better mines and workers more efficiently </text:p>
        </text:list-item>
        <text:list-item>
          <text:p text:style-name="P18">Cement improved</text:p>
        </text:list-item>
        <text:list-item>
          <text:p text:style-name="P18">Electric generator: town upgrade?</text:p>
        </text:list-item>
        <text:list-item>
          <text:p text:style-name="P18">Chemicals for farmers</text:p>
        </text:list-item>
        <text:list-item>
          <text:p text:style-name="P18">Sewing machine</text:p>
        </text:list-item>
        <text:list-item>
          <text:p text:style-name="P18">Elevator: mines to level 3</text:p>
        </text:list-item>
        <text:list-item>
          <text:p text:style-name="P18">Oil drill</text:p>
        </text:list-item>
        <text:list-item>
          <text:p text:style-name="P18">Dynamite: Improved railroad</text:p>
        </text:list-item>
        <text:list-item>
          <text:p text:style-name="P18">Electric light: Mines and city upgrade</text:p>
        </text:list-item>
        <text:list-item>
          <text:p text:style-name="P18">Car with combustion machine</text:p>
        </text:list-item>
      </text:list>
      <text:p text:style-name="Text_20_body"/>
      <text:p text:style-name="Text_20_body">Cultural/Diplomatic branch</text:p>
      <text:list xml:id="list36136187" text:style-name="L13">
        <text:list-item>
          <text:p text:style-name="P19">Propaganda: Increases influences, gives special unit spy?</text:p>
        </text:list-item>
        <text:list-item>
          <text:p text:style-name="P19">India discovered: Bonus for first </text:p>
        </text:list-item>
        <text:list-item>
          <text:p text:style-name="P19">Radio 1901</text:p>
        </text:list-item>
        <text:list-item>
          <text:p text:style-name="P19">Better relation favors nations in trade</text:p>
        </text:list-item>
      </text:list>
      <text:p text:style-name="Text_20_body"/>
      <text:p text:style-name="Text_20_body">Exploration missions</text:p>
      <text:list xml:id="list36168005" text:style-name="L14">
        <text:list-item>
          <text:p text:style-name="P20">Only available as long as land is not explored enough.</text:p>
        </text:list-item>
      </text:list>
      <text:list xml:id="list36632667" text:continue-list="list36136187" text:style-name="L13">
        <text:list-header>
          <text:p text:style-name="P19"/>
        </text:list-header>
      </text:list>
      <text:h text:style-name="Heading_20_1" text:outline-level="1"><text:bookmark-start text:name="__RefHeading__324_1489308464"/>Economy<text:bookmark-end text:name="__RefHeading__324_1489308464"/></text:h>
      <text:p text:style-name="Text_20_body">Key ideas</text:p>
      <text:list xml:id="list36156838" text:style-name="L15">
        <text:list-item>
          <text:p text:style-name="P21">Every province has a fixed demand which can be modified by improvements.</text:p>
        </text:list-item>
        <text:list-item>
          <text:p text:style-name="P21">This demand might also increase with time or with national industrialization.</text:p>
        </text:list-item>
        <text:list-item>
          <text:p text:style-name="P21">Prioritize trading by set floor on price or maximum subventions.</text:p>
        </text:list-item>
      </text:list>
      <text:p text:style-name="Text_20_body"/>
      <text:p text:style-name="Text_20_body">Why trading at all, isn't the home market enough?</text:p>
      <text:list xml:id="list36144115" text:style-name="L16">
        <text:list-item>
          <text:p text:style-name="P22">In real world answer would be specialization, i.e. you cannot be perfect in all sectors. We try to mimic this by making productivity gains in each sector important but expensive.</text:p>
        </text:list-item>
        <text:list-item>
          <text:p text:style-name="P22">Also you might lack resources.</text:p>
        </text:list-item>
        <text:list-item>
          <text:p text:style-name="P22">You gain diplomatic influence on AI nations.</text:p>
        </text:list-item>
        <text:list-item>
          <text:p text:style-name="P22">Diplomatic influence can be used for improve relations...</text:p>
        </text:list-item>
      </text:list>
      <text:h text:style-name="Heading_20_2" text:outline-level="2">Trade and Consumption Flow</text:h>
      <text:list xml:id="list36143405" text:style-name="L17">
        <text:list-item>
          <text:p text:style-name="P2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3">Price construction dependence on minimal price, maximal demand and price premium factor: <draw:frame draw:style-name="fr1" draw:name="Objekt2" text:anchor-type="as-char" svg:width="1.9417in" svg:height="0.2327in" draw:z-index="1"><draw:object xlink:href="./Object 2" xlink:type="simple" xlink:show="embed" xlink:actuate="onLoad"/><draw:image xlink:href="./ObjectReplacements/Object 2" xlink:type="simple" xlink:show="embed" xlink:actuate="onLoad"/></draw:frame></text:p>
          <text:p text:style-name="P23"><draw:frame draw:style-name="fr1" draw:name="Objekt3" text:anchor-type="as-char" svg:width="0.2445in" svg:height="0.2091in" draw:z-index="2"><draw:object xlink:href="./Object 3" xlink:type="simple" xlink:show="embed" xlink:actuate="onLoad"/><draw:image xlink:href="./ObjectReplacements/Object 3" xlink:type="simple" xlink:show="embed" xlink:actuate="onLoad"/></draw:frame>is the price if the demand <draw:frame draw:style-name="fr1" draw:name="Objekt4" text:anchor-type="as-char" svg:width="0.2098in" svg:height="0.2091in" draw:z-index="3"><draw:object xlink:href="./Object 4" xlink:type="simple" xlink:show="embed" xlink:actuate="onLoad"/><draw:image xlink:href="./ObjectReplacements/Object 4" xlink:type="simple" xlink:show="embed" xlink:actuate="onLoad"/></draw:frame>is met, for smaller supply <draw:frame draw:style-name="fr1" draw:name="Objekt5" text:anchor-type="as-char" svg:width="0.1575in" svg:height="0.1846in" draw:z-index="4"><draw:object xlink:href="./Object 5" xlink:type="simple" xlink:show="embed" xlink:actuate="onLoad"/><draw:image xlink:href="./ObjectReplacements/Object 5" xlink:type="simple" xlink:show="embed" xlink:actuate="onLoad"/><svg:desc>Formel</svg:desc></draw:frame>the price increases maximally to </text:p>
        </text:list-item>
        <text:list-item>
          <text:p text:style-name="P23">They produce more than they consume (otherwise it would be kind of meaningless, wouldn't it), so we can export the excess.</text:p>
        </text:list-item>
        <text:list-item>
          <text:p text:style-name="P23">For export/trade we should specify the target nations and what amount we want to keep in store for later. The actual transactions are then made in a clever automatic way by the program.</text:p>
        </text:list-item>
        <text:list-item>
          <text:p text:style-name="P23">If for some reason the global demand for food and luxury items cannot be fulfilled then starvation or reduced productivity will follow.</text:p>
        </text:list-item>
        <text:list-item>
          <text:p text:style-name="P23">Basically the productivity will increase ever more in the game, giving rise to an ever greater army or other things.</text:p>
        </text:list-item>
        <text:list-item>
          <text:p text:style-name="P23">The demand of minor nation is slowly increasing with time, higher if the infrastructure is increased.</text:p>
        </text:list-item>
        <text:list-item>
          <text:p text:style-name="P23">Export-subventions or priority lists (for import, export) or diplomatic trade limit treaties (only import x tons, export y tons...) might all be legitimate means to dominate a minor nation. </text:p>
        </text:list-item>
        <text:list-item>
          <text:p text:style-name="P23">If trade network is limiting than just part of the trade is not carried out. But we do not want this to be too bad. It should come to effect slowly.</text:p>
        </text:list-item>
        <text:list-item>
          <text:p text:style-name="P23">Only one port for good transportation, minor ports only for food. What if land is not connected to each other?</text:p>
        </text:list-item>
      </text:list>
      <text:h text:style-name="Heading_20_2" text:outline-level="2">Realization of trade</text:h>
      <text:list xml:id="list36155855" text:style-name="L18">
        <text:list-item>
          <text:p text:style-name="P24">Should place bids and offers</text:p>
        </text:list-item>
        <text:list-item>
          <text:p text:style-name="P24">They take place after domestic demand is satisfied or at equal time?</text:p>
        </text:list-item>
      </text:list>
      <text:h text:style-name="Heading_20_2" text:outline-level="2"><text:soft-page-break/>Improve relation to other nations by economic means</text:h>
      <text:list xml:id="list36160752" text:style-name="L19">
        <text:list-item>
          <text:p text:style-name="P25">Make them favored trade partner</text:p>
        </text:list-item>
        <text:list-item>
          <text:p text:style-name="P25">Help them with their infrastructure (also increases their export)</text:p>
        </text:list-item>
        <text:list-item>
          <text:p text:style-name="P25">Peace Treaty (with fixed cancellation period)</text:p>
        </text:list-item>
        <text:list-item>
          <text:p text:style-name="P25">Give discount to some products (specific for each product up to 50%)</text:p>
        </text:list-item>
        <text:list-item>
          <text:p text:style-name="P25">Finance friendly organizations</text:p>
        </text:list-item>
        <text:list-item>
          <text:p text:style-name="P25">Fulfill wishes of them </text:p>
        </text:list-item>
      </text:list>
      <text:h text:style-name="Heading_20_2" text:outline-level="2">Balance sheet</text:h>
      <text:p text:style-name="Text_20_body">Income</text:p>
      <text:list xml:id="list36143794" text:style-name="L20">
        <text:list-item>
          <text:p text:style-name="P26">Sold goods (domestic and overseas)</text:p>
        </text:list-item>
        <text:list-item>
          <text:p text:style-name="P26">Payments for diplomatic treaties</text:p>
        </text:list-item>
      </text:list>
      <text:p text:style-name="Text_20_body"/>
      <text:p text:style-name="Text_20_body">Expenses</text:p>
      <text:list xml:id="list36139374" text:style-name="L21">
        <text:list-item>
          <text:p text:style-name="P27">Military upkeep</text:p>
        </text:list-item>
        <text:list-item>
          <text:p text:style-name="P27">Railroads/transportation upkeep</text:p>
        </text:list-item>
        <text:list-item>
          <text:p text:style-name="P27">Buildings upkeep</text:p>
        </text:list-item>
        <text:list-item>
          <text:p text:style-name="P27">Workforce salary</text:p>
        </text:list-item>
        <text:list-item>
          <text:p text:style-name="P27">Specialists salary</text:p>
        </text:list-item>
        <text:list-item>
          <text:p text:style-name="P27">Payments for bought goods</text:p>
        </text:list-item>
        <text:list-item>
          <text:p text:style-name="P27">Payments for diplomatic treaties</text:p>
        </text:list-item>
      </text:list>
      <text:h text:style-name="Heading_20_1" text:outline-level="1"><text:bookmark-start text:name="__RefHeading__326_1489308464"/>Industry and Infrastructure<text:bookmark-end text:name="__RefHeading__326_1489308464"/></text:h>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The worker pool (W: integer) contains workers (employed and unemployed, skilled and unskilled), all scientists and all engineers. Without cost all specialists can always be reduced to unskilled workers.</text:p>
      <text:p text:style-name="Text_20_body">We have the following types:</text:p>
      <text:p text:style-name="Text_20_body"/>
      <text:list xml:id="list36160738" text:style-name="L22">
        <text:list-item>
          <text:p text:style-name="P28">Unskilled workers (can work in factories, need food, basic type)</text:p>
        </text:list-item>
        <text:list-item>
          <text:p text:style-name="P28">Skilled workers (can work in factories, need food and money, more efficient)</text:p>
        </text:list-item>
        <text:list-item>
          <text:p text:style-name="P28">Scientists (can work in college or university, explore new technology)</text:p>
        </text:list-item>
        <text:list-item>
          <text:p text:style-name="P28">Engineers (can improve the country, your own, also minor nations) </text:p>
        </text:list-item>
        <text:list-item>
          <text:p text:style-name="P28">Trained military (go to military soldier pool, aka reserve)</text:p>
        </text:list-item>
      </text:list>
      <text:h text:style-name="Heading_20_2" text:outline-level="2">Resources</text:h>
      <text:list xml:id="list36136058" text:style-name="L23">
        <text:list-item>
          <text:p text:style-name="P29">Wood, Coal, Ore, Oil - heavy</text:p>
        </text:list-item>
        <text:list-item>
          <text:p text:style-name="P29">Fish, Grain, Fruits, Meat - food</text:p>
        </text:list-item>
        <text:list-item>
          <text:p text:style-name="P29">Sheep/Cotton – cloth (Wool/cotton = same symbol)</text:p>
        </text:list-item>
        <text:list-item>
          <text:p text:style-name="P29">Silver - money </text:p>
        </text:list-item>
      </text:list>
      <text:p text:style-name="Text_20_body"/>
      <text:p text:style-name="Text_20_body">Note:</text:p>
      <text:list xml:id="list36146440" text:style-name="L24">
        <text:list-item>
          <text:p text:style-name="P30">Except fish, everything has to be developed by an engineer</text:p>
        </text:list-item>
        <text:list-item>
          <text:p text:style-name="P30">Everything can be developed at most up to third level</text:p>
        </text:list-item>
        <text:list-item>
          <text:p text:style-name="P30">Everything must be connected by rail (or fish by lighthouse) in at least a neighboring map tile </text:p>
        </text:list-item>
        <text:list-item>
          <text:p text:style-name="P30">Improvements can be destroyed for free (not needing any engineer). However it will take time (at least two turns) and will only be effective if the province wasn't captured to prevent scorched earth tactics).</text:p>
        </text:list-item>
        <text:list-item>
          <text:p text:style-name="P30">Engineers can automatically be build a railroad route from point A to B, a possible route will be proposed by can be altered by the player.</text:p>
        </text:list-item>
      </text:list>
      <text:h text:style-name="Heading_20_2" text:outline-level="2">Production</text:h>
      <text:p text:style-name="Text_20_body">Resources to raw material (level x to x units per turn)</text:p>
      <text:list xml:id="list36158928" text:style-name="L25">
        <text:list-item>
          <text:p text:style-name="P31">wood to wood</text:p>
        </text:list-item>
        <text:list-item>
          <text:p text:style-name="P31">coal to coal</text:p>
        </text:list-item>
        <text:list-item>
          <text:p text:style-name="P31">ore to ore</text:p>
        </text:list-item>
        <text:list-item>
          <text:p text:style-name="P31">oil to oil</text:p>
        </text:list-item>
        <text:list-item>
          <text:p text:style-name="P31">grain to grain (side dish)</text:p>
        </text:list-item>
        <text:list-item>
          <text:p text:style-name="P31">fish, fruits, meat to meat (main dish)</text:p>
        </text:list-item>
        <text:list-item>
          <text:p text:style-name="P31"><text:soft-page-break/>sheep, cotton to wool</text:p>
        </text:list-item>
        <text:list-item>
          <text:p text:style-name="P31">silver to money </text:p>
        </text:list-item>
      </text:list>
      <text:p text:style-name="Text_20_body"/>
      <text:p text:style-name="Text_20_body">Raw material to advanced material</text:p>
      <text:list xml:id="list36154079" text:style-name="L26">
        <text:list-item>
          <text:p text:style-name="P32">Paper mill: 2 wood to 1 timber, 2 wood to 1 paper</text:p>
        </text:list-item>
        <text:list-item>
          <text:p text:style-name="P32">Furniture...</text:p>
        </text:list-item>
        <text:list-item>
          <text:p text:style-name="P32">Steel mill: 1 ore + 1 coal to 1 steel/cast iron?</text:p>
        </text:list-item>
        <text:list-item>
          <text:p text:style-name="P32">Tool factory: 2 steel to 1 tool, 2 steel to 1 weapon</text:p>
        </text:list-item>
        <text:list-item>
          <text:p text:style-name="P32">Spinning factory: 2 wool to 1 cloth</text:p>
        </text:list-item>
        <text:list-item>
          <text:p text:style-name="P32">Clothing factory: 2 cloth to 1 garment</text:p>
        </text:list-item>
        <text:list-item>
          <text:p text:style-name="P32">Cannery: 1 grain + 1 meat to 1 can of food</text:p>
        </text:list-item>
        <text:list-item>
          <text:p text:style-name="P32">Refinery: 2 oil to 1 fuel</text:p>
        </text:list-item>
        <text:list-item>
          <text:p text:style-name="P32">Power plant: 2 fuel to 1 power</text:p>
        </text:list-item>
        <text:list-item>
          <text:p text:style-name="P32">Train station: 1 timber + 1 steel to 1 transport </text:p>
        </text:list-item>
      </text:list>
      <text:p text:style-name="Text_20_body"/>
      <text:p text:style-name="Text_20_body">These products can also be used to buy ships and to trade or to extend the factories and are also consumed by the workers.</text:p>
      <text:h text:style-name="Heading_20_2" text:outline-level="2">Trade</text:h>
      <text:p text:style-name="Text_20_body">Tradable are resources and products. We might differentiate between basic resources and advanced products:</text:p>
      <text:list xml:id="list36153727" text:style-name="L27">
        <text:list-item>
          <text:p text:style-name="P33">Wood, Ore, Coal, Wool/Cotton, Oil are basic</text:p>
        </text:list-item>
        <text:list-item>
          <text:p text:style-name="P33">The rest is advanced</text:p>
        </text:list-item>
      </text:list>
      <text:p text:style-name="Text_20_body">The transport capacity really should be a limiting factor, not a hard factor but a soft one </text:p>
      <text:h text:style-name="Heading_20_2" text:outline-level="2">Promotion of workers</text:h>
      <text:list xml:id="list36163681" text:style-name="L28">
        <text:list-item>
          <text:p text:style-name="P34">Paper + unskilled worker = skilled Worker</text:p>
        </text:list-item>
        <text:list-item>
          <text:p text:style-name="P34">Paper + skilled worker + garment + furniture = expert worker</text:p>
        </text:list-item>
        <text:list-item>
          <text:p text:style-name="P34">Paper + skilled worker + garment + furniture + tool = scientist or engineer</text:p>
        </text:list-item>
        <text:list-item>
          <text:p text:style-name="P34">Paper + skilled worker + garment + furniture + weapon = soldier in reserve</text:p>
        </text:list-item>
      </text:list>
      <text:p text:style-name="Text_20_body">maybe also money in each case</text:p>
      <text:h text:style-name="Heading_20_1" text:outline-level="1"><text:bookmark-start text:name="__RefHeading__328_1489308464"/>Military<text:bookmark-end text:name="__RefHeading__328_1489308464"/></text:h>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6165350" text:style-name="L29">
        <text:list-item>
          <text:p text:style-name="P35">A strong military needs a strong industrial base for paying high upkeep</text:p>
        </text:list-item>
        <text:list-item>
          <text:p text:style-name="P35">It can be either defensively or offensively aligned</text:p>
        </text:list-item>
        <text:list-item>
          <text:p text:style-name="P35">Battles can take more than a turn, delaying action and allowing reinforcement.</text:p>
        </text:list-item>
        <text:list-item>
          <text:p text:style-name="P35">The number of units taking part in battle is limited (due to limited organization and area) but should seldom be reached.</text:p>
        </text:list-item>
        <text:list-item>
          <text:p text:style-name="P35">Healing is not for free, it may also take time.</text:p>
        </text:list-item>
        <text:list-item>
          <text:p text:style-name="P35">Battles are carried out on a detailed hex map and can take several turns per game turn. <text:s/>Panzer General like feeling.</text:p>
        </text:list-item>
        <text:list-item>
          <text:p text:style-name="P35">Terrain is determined by defending province (and specific for each)</text:p>
        </text:list-item>
        <text:list-item>
          <text:p text:style-name="P35">Maybe add training time (cheap units, short training time, long units, large training time) - during training will be shown in barracks of ministry of defense, deployed right after training</text:p>
        </text:list-item>
        <text:list-item>
          <text:p text:style-name="P35">Fortification should be expensive and less useful, so artillery orgies are not necessary.</text:p>
        </text:list-item>
        <text:list-item>
          <text:p text:style-name="P35">Militia might actually only be present in the defense case and tied to the province. This could be reflected by the naming also.</text:p>
        </text:list-item>
        <text:list-item>
          <text:p text:style-name="P35">Light and heavy cavalry (move and attack or heavy artillery attack only, or move attack and move on, light cavalry)</text:p>
        </text:list-item>
        <text:list-item>
          <text:p text:style-name="P35">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5 types of units</text:p>
      <text:list xml:id="list36136842" text:style-name="L30">
        <text:list-item>
          <text:p text:style-name="P36">Militia (stationary in provinces, mostly for simple defense, max. limit per province)</text:p>
        </text:list-item>
        <text:list-item>
          <text:p text:style-name="P36">Infantry units (good in defense and city attack and cheap, not too strong, short distance, slow)</text:p>
        </text:list-item>
        <text:list-item>
          <text:p text:style-name="P36">Artillery units (distance attack, weak defense, slow)</text:p>
        </text:list-item>
        <text:list-item>
          <text:p text:style-name="P36">Cavalry units (fast, strong, expensive, weak against cities)</text:p>
        </text:list-item>
        <text:list-item>
          <text:p text:style-name="P36">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36161526" text:style-name="L31">
        <text:list-item>
          <text:p text:style-name="P37">Attack strength (integer number 0-20), no separate defense strength</text:p>
        </text:list-item>
        <text:list-item>
          <text:p text:style-name="P37">Unit Strength (percentage 0-100%)</text:p>
        </text:list-item>
        <text:list-item>
          <text:p text:style-name="P37">Range (integer number 1-5) (responsive fire only if actual range = 1)</text:p>
        </text:list-item>
        <text:list-item>
          <text:p text:style-name="P37"><text:soft-page-break/>Movement (integer number 1-10)</text:p>
        </text:list-item>
        <text:list-item>
          <text:p text:style-name="P37">Morale (percentage 0-100%)</text:p>
        </text:list-item>
        <text:list-item>
          <text:p text:style-name="P37">Creating cost ($)</text:p>
        </text:list-item>
        <text:list-item>
          <text:p text:style-name="P37">Training time (turns)</text:p>
        </text:list-item>
        <text:list-item>
          <text:p text:style-name="P37">Upkeep ($) </text:p>
        </text:list-item>
      </text:list>
      <text:p text:style-name="Text_20_body"/>
      <text:p text:style-name="Text_20_body">Production</text:p>
      <text:list xml:id="list36156125" text:style-name="L32">
        <text:list-item>
          <text:p text:style-name="P38">Will take a certain time (so you have to plan ahead)</text:p>
        </text:list-item>
        <text:list-item>
          <text:p text:style-name="P38">Take from soldier pool </text:p>
        </text:list-item>
        <text:list-item>
          <text:p text:style-name="P38">When dismissed (any time during normal turn) a part is put back to the soldiers pool</text:p>
        </text:list-item>
      </text:list>
      <text:p text:style-name="Text_20_body"/>
      <text:p text:style-name="Text_20_body">Actions</text:p>
      <text:list xml:id="list36160535" text:style-name="L33">
        <text:list-item>
          <text:p text:style-name="P39">Move and/or attack. Attack ends movement.</text:p>
        </text:list-item>
        <text:list-item>
          <text:p text:style-name="P39">Responsive fire max two times per turn</text:p>
          <text:p text:style-name="P39"/>
        </text:list-item>
      </text:list>
      <text:p text:style-name="Text_20_body">Terrain influence</text:p>
      <text:list xml:id="list36140874" text:style-name="L34">
        <text:list-item>
          <text:p text:style-name="P40">Entrenchment (attack +2 if stationed in this province, if defending, if not moved, only for infantry)</text:p>
        </text:list-item>
        <text:list-item>
          <text:p text:style-name="P40">Hills, mountains, cities and over a river give (cumulative) a +1 bonus on defense (on the attack value in a defending situation) </text:p>
          <text:p text:style-name="P40"/>
        </text:list-item>
      </text:list>
      <text:p text:style-name="Text_20_body">Promotion</text:p>
      <text:list xml:id="list36164349" text:style-name="L35">
        <text:list-item>
          <text:p text:style-name="P66">Veteran (with a certain chance after each kill) attack +2, morale +10 </text:p>
        </text:list-item>
      </text:list>
      <text:p text:style-name="Text_20_body"/>
      <text:p text:style-name="Text_20_body">Specialization</text:p>
      <text:list xml:id="list36636488" text:continue-list="list36140874" text:style-name="L34">
        <text:list-item>
          <text:p text:style-name="P40">Only one possible per unit, costs money, cannot be undone, research necessary</text:p>
        </text:list-item>
        <text:list-item>
          <text:p text:style-name="P40">City attack (attack +2 if attacking a city, only for infantry)</text:p>
        </text:list-item>
        <text:list-item>
          <text:p text:style-name="P40">Slow down (only artillery, every attack slows down movement -1 (not cumulative))</text:p>
        </text:list-item>
        <text:list-item>
          <text:p text:style-name="P40">Blitz (attack +2 on first attack, can attack two times per turn, only cavalry)</text:p>
        </text:list-item>
        <text:list-item>
          <text:p text:style-name="P40">Defender for artillery: +1 to range, -1 to movement</text:p>
        </text:list-item>
        <text:list-item>
          <text:p text:style-name="P40">Fallback(certain chance to withdrawal instead of fighting, can sneak beyond neighbored hostile forces, only cavalry) </text:p>
        </text:list-item>
      </text:list>
      <text:p text:style-name="Textkörper_20_Bold"/>
      <text:p text:style-name="Text_20_body">Upgrade timing</text:p>
      <text:list xml:id="list36151858" text:style-name="L36">
        <text:list-item>
          <text:p text:style-name="P67">Anytime after battle</text:p>
        </text:list-item>
      </text:list>
      <text:p text:style-name="Text_20_body"/>
      <text:p text:style-name="Text_20_body">Time of introduction</text:p>
      <text:list xml:id="list36144918" text:style-name="L37">
        <text:list-item>
          <text:p text:style-name="P68">Militia, Infantry 1, Artillery 1, Cavalry 1 available from 1814 on</text:p>
        </text:list-item>
        <text:list-item>
          <text:p text:style-name="P68">Infantry 2, Artillery 2, Cavalry 2 available from 1850 on</text:p>
        </text:list-item>
        <text:list-item>
          <text:p text:style-name="P68">Infantry 3, Artillery 3, Cavalry 3 available from 1880 on </text:p>
        </text:list-item>
      </text:list>
      <text:p text:style-name="Text_20_body"/>
      <text:p text:style-name="Text_20_body">Officers</text:p>
      <text:list xml:id="list36156567" text:style-name="L38">
        <text:list-item>
          <text:p text:style-name="P41"><text:soft-page-break/>No attack, very low defense</text:p>
        </text:list-item>
        <text:list-item>
          <text:p text:style-name="P41">Base is lieutenant (attack +1, morale +10 for all neighbored units)</text:p>
        </text:list-item>
        <text:list-item>
          <text:p text:style-name="P41">Promotion to Colonel (attack +1, morale +10 for all with distance up to 3)</text:p>
        </text:list-item>
        <text:list-item>
          <text:p text:style-name="P41">Promotion to General (attack +2, morale +20 for all with distance up to 5) </text:p>
        </text:list-item>
      </text:list>
      <text:p text:style-name="Text_20_body"/>
      <text:p text:style-name="Text_20_body">Healing of units</text:p>
      <text:list xml:id="list36166784" text:style-name="L39">
        <text:list-item>
          <text:p text:style-name="P42">Not for free, costs some money and can come from manpower pool and takes time</text:p>
        </text:list-item>
        <text:list-item>
          <text:p text:style-name="P42">Only if remaining strength after battle &gt;= 30%, otherwise liquidation to manpower pool </text:p>
        </text:list-item>
        <text:list-item>
          <text:p text:style-name="P42">Reduces experience</text:p>
        </text:list-item>
      </text:list>
      <text:p text:style-name="Text_20_body"/>
      <text:p text:style-name="Text_20_body">Movement on map</text:p>
      <text:list xml:id="list36160699" text:style-name="L40">
        <text:list-item>
          <text:p text:style-name="P69">Should be limited like 2-3 provinces per turn. Maybe faster with railroads?</text:p>
        </text:list-item>
      </text:list>
      <text:h text:style-name="Heading_20_2" text:outline-level="2">Base land unit property values</text:h>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h text:style-name="Heading_20_2" text:outline-level="2">Land Combat</text:h>
      <text:p text:style-name="Text_20_body">Battlefield</text:p>
      <text:list xml:id="list36165801" text:style-name="L41">
        <text:list-item>
          <text:p text:style-name="P70">Hexagon of hex fields with 15 fields diagonal distance, city in the middle </text:p>
        </text:list-item>
      </text:list>
      <text:p text:style-name="Text_20_body">Time</text:p>
      <text:list xml:id="list36155825" text:style-name="L42">
        <text:list-item>
          <text:p text:style-name="P71">3 battle turns per game turn, if not resolved (city not occupied yet) continuation next round or abortion of fight if combat took place </text:p>
        </text:list-item>
      </text:list>
      <text:p text:style-name="Text_20_body">Damage model</text:p>
      <text:list xml:id="list36157454" text:style-name="L43">
        <text:list-item>
          <text:p text:style-name="P43">Unit 1 attacks unit 2 with attack values of a1 and a2</text:p>
        </text:list-item>
        <text:list-item>
          <text:p text:style-name="P43">Strength of units are s1 and s2 respectively</text:p>
        </text:list-item>
        <text:list-item>
          <text:p text:style-name="P43">Damages to both units are d1 and d2</text:p>
        </text:list-item>
        <text:list-item>
          <text:p text:style-name="P43">Formula: <draw:frame draw:style-name="fr1" draw:name="Objekt1" text:anchor-type="as-char" svg:width="1.4181in" svg:height="0.4425in" draw:z-index="0"><draw:object xlink:href="./Object 1" xlink:type="simple" xlink:show="embed" xlink:actuate="onLoad"/><draw:image xlink:href="./ObjectReplacements/Object 1" xlink:type="simple" xlink:show="embed" xlink:actuate="onLoad"/></draw:frame></text:p>
        </text:list-item>
        <text:list-item>
          <text:p text:style-name="P43">Different formula: dy = c * (ax * sx – ay * sy +/- delta) * 2 / (ax + ay)</text:p>
        </text:list-item>
        <text:list-item>
          <text:p text:style-name="P43">With constant modifier c ~ 0.5</text:p>
        </text:list-item>
        <text:list-item>
          <text:p text:style-name="P43">Gaussian random modifier +/- delta (which is adjustable)</text:p>
        </text:list-item>
        <text:list-item>
          <text:p text:style-name="P43"><text:soft-page-break/>Damage cannot be higher than strength dx &lt;= sx</text:p>
        </text:list-item>
        <text:list-item>
          <text:p text:style-name="P43">Damage is calculated and then subtracted from strength, also morale is adjusted </text:p>
        </text:list-item>
      </text:list>
      <text:p text:style-name="Text_20_body">No auto resolution of battle</text:p>
      <text:list xml:id="list36159686" text:style-name="L44">
        <text:list-item>
          <text:p text:style-name="P44">Actually there is auto battle, you can let an officer take over which will use AI routines. But apart from that the real model is used – no other calculations.</text:p>
        </text:list-item>
      </text:list>
      <text:p text:style-name="Text_20_body">Special bonuses</text:p>
      <text:list xml:id="list36151980" text:style-name="L45">
        <text:list-item>
          <text:p text:style-name="P45">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5">Sea invasion ignores Encirclement factor but gives fixed 20% malus to invader because it is more difficult.</text:p>
        </text:list-item>
        <text:list-item>
          <text:p text:style-name="P45">How to add all bonuses? Additive? Multiplicative? Limit?</text:p>
        </text:list-item>
      </text:list>
      <text:h text:style-name="Heading_20_2" text:outline-level="2">Navy</text:h>
      <text:p text:style-name="Text_20_body">Land invasion from sea actually only up to a certain distance from a home province (over X sea provinces). Not over the whole map. Strong see defense can delay it.</text:p>
      <text:p text:style-name="Text_20_body">Ships</text:p>
      <text:list xml:id="list36166287" text:style-name="L46">
        <text:list-item>
          <text:p text:style-name="P46">Frigates are medium sized warships (upgrade once), best for defending or hunting trade ships</text:p>
        </text:list-item>
        <text:list-item>
          <text:p text:style-name="P46">Trade vessels (replace often (two or three times)) with ever increasing cargo size and speed at constant upkeep</text:p>
        </text:list-item>
        <text:list-item>
          <text:p text:style-name="P46">Replace means we get some discount from scrapping the old vessel</text:p>
        </text:list-item>
        <text:list-item>
          <text:p text:style-name="P46">Warships/ships of the line are for combat, blocking ports, disembarkation </text:p>
        </text:list-item>
      </text:list>
      <text:p text:style-name="Text_20_body"/>
      <text:p text:style-name="Text_20_body">Possible actions</text:p>
      <text:list xml:id="list36136210" text:style-name="L47">
        <text:list-item>
          <text:p text:style-name="P47">Guard trade in a certain area (defensive)</text:p>
        </text:list-item>
        <text:list-item>
          <text:p text:style-name="P47">Interfere trade in a certain area (offensive)</text:p>
        </text:list-item>
        <text:list-item>
          <text:p text:style-name="P47">Engage enemy fleet (offensive)</text:p>
        </text:list-item>
        <text:list-item>
          <text:p text:style-name="P47">Block ports (offensive)</text:p>
        </text:list-item>
        <text:list-item>
          <text:p text:style-name="P47">Secure landing operation (defensive)</text:p>
        </text:list-item>
        <text:list-item>
          <text:p text:style-name="P47">Default operation: Guard </text:p>
        </text:list-item>
      </text:list>
      <text:h text:style-name="P76" text:outline-level="1"><text:span text:style-name="T2">MainScenario: Europe 1814</text:span></text:h>
      <text:p text:style-name="P73"><text:span text:style-name="T2">Ideas so far</text:span></text:p>
      <text:list xml:id="list36185236" text:style-name="L66">
        <text:list-item>
          <text:p text:style-name="P74"><text:span text:style-name="T2">France vs. Great Britain hostile</text:span></text:p>
        </text:list-item>
        <text:list-item>
          <text:p text:style-name="P74"><text:span text:style-name="T2">Prussia and Austrian Empire rivals</text:span></text:p>
        </text:list-item>
        <text:list-item>
          <text:p text:style-name="P74"><text:span text:style-name="T2">Russia wanting colonies</text:span></text:p>
        </text:list-item>
        <text:list-item>
          <text:p text:style-name="P74"><text:span text:style-name="T2">Spain united but weak</text:span></text:p>
        </text:list-item>
        <text:list-item>
          <text:p text:style-name="P74"><text:span text:style-name="T2">North Africa split in Tunisia and Algeria, ready for colonizing</text:span></text:p>
        </text:list-item>
      </text:list>
      <text:h text:style-name="Heading_20_1" text:outline-level="1"><text:bookmark-start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General stats about your empire</text:p>
      <text:list xml:id="list36146736" text:style-name="L48">
        <text:list-item>
          <text:p text:style-name="P48">Number of provinces, Treasure, Military force, Tax rate</text:p>
        </text:list-item>
        <text:list-item>
          <text:p text:style-name="P48">Working population, Industrial output/productivity, infrastructure</text:p>
        </text:list-item>
      </text:list>
      <text:p text:style-name="Text_20_body"/>
      <text:p text:style-name="Text_20_body">Special stats about your enemy</text:p>
      <text:list xml:id="list36166486" text:style-name="L49">
        <text:list-item>
          <text:p text:style-name="P49">Rankings without absolute values every x years</text:p>
        </text:list-item>
        <text:list-item>
          <text:p text:style-name="P49">Diplomatic relations, what they think of you, how likely war is </text:p>
        </text:list-item>
      </text:list>
      <text:h text:style-name="Heading_20_1" text:outline-level="1"><text:bookmark-start text:name="__RefHeading__6572_1070160789"/>Names<text:bookmark-end text:name="__RefHeading__6572_1070160789"/></text:h>
      <text:h text:style-name="Heading_20_2" text:outline-level="2">Ships</text:h>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h text:style-name="Heading_20_1" text:outline-level="1"><text:bookmark-start text:name="__RefHeading__403_764414512"/>Unincorporated ideas list<text:bookmark-end text:name="__RefHeading__403_764414512"/></text:h>
      <text:list xml:id="list36139799" text:style-name="L50">
        <text:list-item>
          <text:p text:style-name="P50">Do we need a newspaper or advisers? Do they add to the game experience? Should not be only text, but also lots of graphical information. </text:p>
        </text:list-item>
        <text:list-item>
          <text:p text:style-name="P50">Military and Combat: Do we need it that complex? Is morale really adding to game experience? Is it balanced?</text:p>
        </text:list-item>
        <text:list-item>
          <text:p text:style-name="P5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0">Should leaders provide special abilities? Use historic names and several choices per country. In order to be important this should have a distinct effect on the game, otherwise it would just add to complexity.</text:p>
        </text:list-item>
        <text:list-item>
          <text:p text:style-name="P50">Do we want to have products with different kind of qualities or only competition over price? In general it would it more realistic but also unnecessarily complex. Quantity as sign of dominance is enough.</text:p>
        </text:list-item>
        <text:list-item>
          <text:p text:style-name="P50">Small gimmick: special currency (just the historical name) for each nation?</text:p>
        </text:list-item>
        <text:list-item>
          <text:p text:style-name="P50">Different way of doing culture: having cultural background/predominance for each province and this then helps.</text:p>
        </text:list-item>
        <text:list-item>
          <text:p text:style-name="P50">Revolt risk in each province right after occupation, lowering productivity, destroying improvements, being suppressed by military presence.</text:p>
        </text:list-item>
        <text:list-item>
          <text:p text:style-name="P50">Define provinces as core provinces. Focus points for tension/aggression. But also ask for help others to regain your provinces which you would finally get, even when it is conquered by others.</text:p>
        </text:list-item>
        <text:list-item>
          <text:p text:style-name="P50">When signing an alliance (planning war against somebody) already divide the territory. This will be the plan for division later regardless who conquered what?</text:p>
        </text:list-item>
        <text:list-item>
          <text:p text:style-name="P50">Helping allies by sending troops to them and fighting or sending as a loan. (but not for free)</text:p>
        </text:list-item>
        <text:list-item>
          <text:p text:style-name="P50">Military: Units: Does automatic upgrades make senses? If the number of units gets large this would mean a lot of work for the user but the best way of upgrading is not clear.</text:p>
        </text:list-item>
        <text:list-item>
          <text:p text:style-name="P50">Resources appearing/disappearing by random?</text:p>
        </text:list-item>
        <text:list-item>
          <text:p text:style-name="P50">Railroad routes to neighbors necessary in order to have trad capabilities?</text:p>
        </text:list-item>
        <text:list-item>
          <text:p text:style-name="P50">Do we want Population as a real number? Currently only the number of provinces important for demand...</text:p>
        </text:list-item>
        <text:list-item>
          <text:p text:style-name="P50">Prestige staff like special buildings (Panama canal, Suez canal, Expeditions to South Pole, North Pole, Himalaya, Exploring Africa, .. giving a cultural boost.</text:p>
        </text:list-item>
        <text:list-item>
          <text:p text:style-name="P50">Instead of council of governors having a different score measure based on real assets.</text:p>
        </text:list-item>
        <text:list-item>
          <text:p text:style-name="P50">Enable power blocks: maybe by having open markets giving trade advantages only if there is a peace treaty of all member for at least X years.</text:p>
        </text:list-item>
        <text:list-item>
          <text:p text:style-name="P50">Statistics with bars (relative numbers) or real numbers (absolute numbers)</text:p>
        </text:list-item>
        <text:list-item>
          <text:p text:style-name="P50">Have another extra consumer good next to clothes, furniture, tools.</text:p>
        </text:list-item>
        <text:list-item>
          <text:p text:style-name="P5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0">Diplomacy: Specific contracts like junior/senior partner in alliance or give province X or war</text:p>
        </text:list-item>
        <text:list-item>
          <text:p text:style-name="P50">Diplomacy: Send Ambassadors to foreign countries giving special bonuses gaining experience with every action they can perform</text:p>
        </text:list-item>
        <text:list-item>
          <text:p text:style-name="P50">Diplomacy: Peace negotiations including money etc. </text:p>
        </text:list-item>
        <text:list-item>
          <text:p text:style-name="P50"><text:soft-page-break/>Should towns grow with radius on map?</text:p>
        </text:list-item>
        <text:list-item>
          <text:p text:style-name="P50">More workshops: stone (to cement). salt (for canned food)</text:p>
        </text:list-item>
        <text:list-item>
          <text:p text:style-name="P50">Transportation system with capacity (goods / turn) and different kind of transport ways (road, rail, ...).</text:p>
        </text:list-item>
        <text:list-item>
          <text:p text:style-name="P50">Peaceful assimilation should units be taken over from assimilated nation?</text:p>
        </text:list-item>
        <text:list-item>
          <text:p text:style-name="P50">Diplomacy: Minor Nations: Maybe having the chance to deal with them exclusively for a certain period of time.</text:p>
        </text:list-item>
        <text:list-item>
          <text:p text:style-name="P50">With experience use resources more efficiently.</text:p>
        </text:list-item>
        <text:list-item>
          <text:p text:style-name="P50">Diplomacy: Minor Nations: Instead of assimilation give them state of colony - only limited influence. Supply workers, raw materials.</text:p>
        </text:list-item>
        <text:list-item>
          <text:p text:style-name="P50">Spy as special unit</text:p>
        </text:list-item>
        <text:list-item>
          <text:p text:style-name="P50">Privateer as naval action possibility</text:p>
        </text:list-item>
        <text:list-item>
          <text:p text:style-name="P50">More buildings to be placed on land tiles that give bonuses?</text:p>
        </text:list-item>
        <text:list-item>
          <text:p text:style-name="P50">If two GPs start war on the same Minor Nation and somebody wants to defend them he should end up in war with both. (bug from the original game)</text:p>
        </text:list-item>
        <text:list-item>
          <text:p text:style-name="P50">Intro movie – I would like it.</text:p>
        </text:list-item>
        <text:list-item>
          <text:p text:style-name="P50">Limit on how many units per battle/map.</text:p>
        </text:list-item>
        <text:list-item>
          <text:p text:style-name="P50">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0">Include weather conditions?</text:p>
        </text:list-item>
        <text:list-item>
          <text:p text:style-name="P50">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0">No corruption, happiness, province improvements, religion or government types, civics as in Civilization and we like it.</text:p>
        </text:list-item>
        <text:list-item>
          <text:p text:style-name="P50">More internal, social modeling? More influence of historical leaders?</text:p>
        </text:list-item>
        <text:list-item>
          <text:p text:style-name="P50">Trading territory, buy or sell provinces?</text:p>
        </text:list-item>
        <text:list-item>
          <text:p text:style-name="P50">National meter for each province, also religions and bad economic state or nearby war have effect on social order or tax burdens. Finally can lead to revolution.</text:p>
        </text:list-item>
        <text:list-item>
          <text:p text:style-name="P50">Different types of government: Communism, Capitalism</text:p>
        </text:list-item>
        <text:list-item>
          <text:p text:style-name="P50">Naming Austria-Hungary also Habsburgian Empire? Event scripting to rename it and show it in a newspaper article?</text:p>
        </text:list-item>
        <text:list-item>
          <text:p text:style-name="P50">How long should it take for a unit to level up? Quite long. At least one or two wars? Maybe going down with time?</text:p>
        </text:list-item>
        <text:list-item>
          <text:p text:style-name="P50">Special unit: Medic/Field Surgeon (improves recovery?) or a hospital in the province or the general gets an upgrade.</text:p>
        </text:list-item>
        <text:list-item>
          <text:p text:style-name="P50">Upgrading a unit must be much cheaper than buying/training a new one!</text:p>
        </text:list-item>
        <text:list-item>
          <text:p text:style-name="P50">Should technology or general progress change unit abilities, e.g make cannon less good after trench warfare is invented?</text:p>
        </text:list-item>
        <text:list-item>
          <text:p text:style-name="P50">Military-Combat-Naval: Manual Naval battles? How many ship types (merchants, warships) and symbolized as symbols (if used for warlike actions) or just as a number (if used as trade capacity).</text:p>
        </text:list-item>
        <text:list-item>
          <text:p text:style-name="P50">If he end up with morale, do we want army wide morale like losses of provinces...</text:p>
        </text:list-item>
        <text:list-item>
          <text:p text:style-name="P50">Minor/Major: Only difference is that Minor is much weaker, cannot be elected in government council. However Minor can become Major and vice versa.</text:p>
        </text:list-item>
        <text:list-item>
          <text:p text:style-name="P50">Historical scenario: should they have historical aims?</text:p>
        </text:list-item>
        <text:list-item>
          <text:p text:style-name="P50"><text:soft-page-break/>For world scenarios: other resources like silk, oil, spices (different names of factories too)</text:p>
        </text:list-item>
        <text:list-item>
          <text:p text:style-name="P50">Cultural victory via governors council? Increases your influence more and more? Or different victory?</text:p>
        </text:list-item>
        <text:list-item>
          <text:p text:style-name="P50">If several turns per year - need to write down the names of each turn (and localize them) like Seasons or months.</text:p>
        </text:list-item>
        <text:list-item>
          <text:p text:style-name="P50">What to do with isolated provinces???</text:p>
        </text:list-item>
      </text:list>
      <text:list xml:id="list36135975" text:style-name="L51">
        <text:list-item>
          <text:p text:style-name="P51">Automatic retreat from battlefield as convenience, immediately ending the battle but always resulting in losses. Every retreating units suffers a certain damage (either absolute or relative).</text:p>
        </text:list-item>
        <text:list-item>
          <text:p text:style-name="P51">Escape points on the battlefield? Or entrance areas? Fixed entrance areas?</text:p>
        </text:list-item>
        <text:list-item>
          <text:p text:style-name="P51">Height on each terrain tile during combat, influences bonuses?</text:p>
        </text:list-item>
        <text:list-item>
          <text:p text:style-name="P51">Special bonuses in terrain? Ambush possible in forest. Artillery not in mountains, no entrenchment in mountains or yes? Swamp reduces movement, less defence and attack? Cities ambush.</text:p>
        </text:list-item>
        <text:list-item>
          <text:p text:style-name="P51">Minor powers cannot negotiate alliances or other important treaties or at least not as leading power?</text:p>
        </text:list-item>
        <text:list-item>
          <text:p text:style-name="P51">Diplomacy: Treaties secret or open to everybody or what should be secret? Or secret for some period?</text:p>
        </text:list-item>
        <text:list-item>
          <text:p text:style-name="P51">Diplomacy: Treaties only between two power, however include third power like being neutral to this power. Similar to Crown of Glory.</text:p>
        </text:list-item>
        <text:list-item>
          <text:p text:style-name="P51">Traveling with soldiers through friendly territory? Teleporting back in case of sudden war?</text:p>
        </text:list-item>
        <text:list-item>
          <text:p text:style-name="P51">Technology: Tech tree means that some will just look for the shortest route to some military techs. So not too many prequisites.</text:p>
        </text:list-item>
        <text:list-item>
          <text:p text:style-name="P51">Number of Techs somewhere between 35 techs (Imp1) and 108 (Imp2). </text:p>
        </text:list-item>
        <text:list-item>
          <text:p text:style-name="P51">Diplomacy: Spies could have a great potential. For trading relations but also for spying on military. To not abuse load/reload, a mission should always take several turns before a result is shown.</text:p>
        </text:list-item>
        <text:list-item>
          <text:p text:style-name="P51">All units: specialists/civilian, workers, military should use food.</text:p>
        </text:list-item>
        <text:list-item>
          <text:p text:style-name="P51">Diplomacy: Possible spy actions: steal money, mess troop movements, destroy improvements?, <text:s/>act as counter-defense, invoke rebellion?</text:p>
        </text:list-item>
        <text:list-item>
          <text:p text:style-name="P51">Random events like good harvest, harsh winter, earthquake, mining accidents, economic booms, nationalistic surges</text:p>
        </text:list-item>
        <text:list-item>
          <text:p text:style-name="P51">Selling of troops as an alternative to sending them to alliance partners.</text:p>
        </text:list-item>
        <text:list-item>
          <text:p text:style-name="P51">Recovery of units after battle takes long unless you have a medic/hospital nearby.</text:p>
        </text:list-item>
        <text:list-item>
          <text:p text:style-name="P51">Bonus if you hold all provinces from a certain territory.</text:p>
        </text:list-item>
        <text:list-item>
          <text:p text:style-name="P51">Instead of units of coal have real units: 1000 tons of coal?</text:p>
        </text:list-item>
        <text:list-item>
          <text:p text:style-name="P51">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1">Multiplayer: Allow rejoining after crash, save always automatically to have entry points again, chat system</text:p>
        </text:list-item>
        <text:list-item>
          <text:p text:style-name="P51">Multiplayer: Should player be able to play minor nations. What is the limit of number of multiplayer players? Just the number of nations? What if someone quits?</text:p>
        </text:list-item>
        <text:list-item>
          <text:p text:style-name="P51">Scripting to have special events? Lua binding?</text:p>
        </text:list-item>
        <text:list-item>
          <text:p text:style-name="P51">Use nice open source font? Liberation or so?</text:p>
        </text:list-item>
        <text:list-item>
          <text:p text:style-name="P51">Modability: Make sure the engine works with any number of terrain types, military units, ...</text:p>
        </text:list-item>
        <text:list-item>
          <text:p text:style-name="P51">Diplomacy: Can we tie economic power more closely to diplomatic power? Should be so that it would work also with human players, not only AI, so have to be automatic factor. For example during trading.</text:p>
        </text:list-item>
        <text:list-item>
          <text:p text:style-name="P51"><text:soft-page-break/>Trade solely by merchant marine. Transport solely by railway transportation system.</text:p>
        </text:list-item>
        <text:list-item>
          <text:p text:style-name="P51">Cool historical regimental names instead of "1st Infantry Regiment" (for historical nations). Perhaps fictitious regimental names for random generated nations (Hackensack Regiment of Foot).</text:p>
        </text:list-item>
        <text:list-item>
          <text:p text:style-name="P51">In seaside towns and provinces could also be an opportunity to build coastal defenses to prevent the port blockades and invasions. Build time should be long-term and expensive.</text:p>
        </text:list-item>
        <text:list-item>
          <text:p text:style-name="P52"><text:span text:style-name="T3">Splitting of nations, maybe as diplomatic mission, maybe as random event if national cohesion is weak (war) or maybe as scripted event (to achieve historical accuracy)</text:span></text:p>
        </text:list-item>
      </text:list>
      <text:h text:style-name="Heading_20_1" text:outline-level="1"><text:bookmark-start text:name="__RefHeading__6574_1070160789"/>Graphics<text:bookmark-end text:name="__RefHeading__6574_1070160789"/></text:h>
      <text:p text:style-name="Text_20_body">Style: early 1800s with water color and pencil drawings</text:p>
      <text:p text:style-name="Text_20_body"/>
      <text:p text:style-name="Text_20_body">Standard format in the game is Portable Network Graphics (png).</text:p>
      <text:list xml:id="list36144697" text:style-name="L52">
        <text:list-item>
          <text:p text:style-name="P53">Loss-free compression, still small file size</text:p>
        </text:list-item>
        <text:list-item>
          <text:p text:style-name="P53">Can have transparency (alpha channel)</text:p>
        </text:list-item>
        <text:list-item>
          <text:p text:style-name="P53">Not scalable, need to define right resolution beforehand</text:p>
        </text:list-item>
        <text:list-item>
          <text:p text:style-name="P53">If more detailed format (like PhotoShop file format) is available or raw data, we prefer to have them all stored.</text:p>
        </text:list-item>
        <text:list-item>
          <text:p text:style-name="P53">Need a central storage. Not a source code repository because that is not really suitable for binary data. E.g. some dropbox like service with file history.</text:p>
        </text:list-item>
      </text:list>
      <text:h text:style-name="Heading_20_2" text:outline-level="2">Map Tiles</text:h>
      <text:p text:style-name="Text_20_body">Standard size 64x64, maybe larger (80x80?). Needs some exploration.</text:p>
      <text:p text:style-name="Text_20_body">Rivers as overlay.</text:p>
      <text:p text:style-name="Text_20_body">Tile background color: [208, 248, 123], ocean [0, 112, 158], Panel background color [77, 26, 17]</text:p>
      <text:h text:style-name="Heading_20_2" text:outline-level="2">Resource/Advanced materials icons</text:h>
      <text:h text:style-name="Heading_20_2" text:outline-level="2">Battle tiles</text:h>
      <text:p text:style-name="Text_20_body">Related to unit size, around 48x48? See Panzer General</text:p>
      <text:h text:style-name="Heading_20_1" text:outline-level="1"><text:bookmark-start text:name="__RefHeading__2209_12008256721"/>Music<text:bookmark-end text:name="__RefHeading__2209_12008256721"/></text:h>
      <text:p text:style-name="Text_20_body">We want nice background music, soft and slow and calming with energetic and storming interludes. In one sentence: rule-the-world background music as in Imperialism 1.</text:p>
      <text:h text:style-name="Heading_20_2" text:outline-level="2">List of music pieces</text:h>
      <text:h text:style-name="Heading_20_2" text:outline-level="2">List of sound effects</text:h>
      <text:list xml:id="list36152771" text:style-name="L53">
        <text:list-item>
          <text:p text:style-name="P54">Clicking on a button</text:p>
        </text:list-item>
      </text:list>
      <text:p text:style-name="Text_20_body"/>
      <text:h text:style-name="Heading_20_1" text:outline-level="1"><text:bookmark-start text:name="__RefHeading__424_764414512"/>Design Generalization<text:bookmark-end text:name="__RefHeading__424_764414512"/></text:h>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h text:style-name="Heading_20_2" text:outline-level="2">Possible abstractions</text:h>
      <text:list xml:id="list36160918" text:style-name="L54">
        <text:list-item>
          <text:p text:style-name="P72">Just the battle and provinces part</text:p>
          <text:p text:style-name="P72">Panzer General on a map with provinces</text:p>
        </text:list-item>
        <text:list-item>
          <text:p text:style-name="P72">Battle and provinces and simplified economics, research, diplomacy</text:p>
          <text:p text:style-name="P72">Special historical settings like 2nd world war: Hearts of Iron, Pacific Admiral or ancient world: Carthage, Rom, Greece, Persia</text:p>
        </text:list-item>
        <text:list-item>
          <text:p text:style-name="P72">Fantasy settings</text:p>
          <text:p text:style-name="P72">Lords of Middle Earth, Fantasy General</text:p>
          <text:p text:style-name="P72">No inherent campaign mode though.</text:p>
        </text:list-item>
        <text:list-item>
          <text:p text:style-name="P72">Extending in direction of Civilization like style</text:p>
          <text:p text:style-name="P72">Extending provinces a lot, expanding research a lot. Exploring the map (now fully explored). (World map would be cool).</text:p>
        </text:list-item>
        <text:list-item>
          <text:p text:style-name="P72">Massive Multiplayer</text:p>
          <text:p text:style-name="P72">For example in a Sci-Fi setting and instead of provinces we have space battles.</text:p>
        </text:list-item>
      </text:list>
      <text:h text:style-name="Heading_20_1" text:outline-level="1"><text:bookmark-start text:name="__RefHeading__426_764414512"/>Original Imperialism<text:bookmark-end text:name="__RefHeading__426_764414512"/></text:h>
      <text:h text:style-name="Heading_20_2" text:outline-level="2">Design</text:h>
      <text:p text:style-name="Text_20_body">Sources</text:p>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Number of provinces: England 14, France 20, Ottoman Empire 21, Sardinia 8, Prussia 17, Austrian Empire 26, Prussia 28, Portugal 4, Spain 8, Catalonia 4, Morocco 5, North Africa 8, Egypt 5, Greece 5, Switzerland 3, South Germany 4, Sicily 4, Netherlands 6, North Germany 4, Denmark 4, Sweden 4, Poland 4</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36142014" text:style-name="L55">
        <text:list-item>
          <text:p text:style-name="P55">Exploit resources (wood, ore, ...)</text:p>
        </text:list-item>
        <text:list-item>
          <text:p text:style-name="P55">Build up industry to turn raw material into things of higher value (iron+coal=steel)</text:p>
        </text:list-item>
        <text:list-item>
          <text:p text:style-name="P55">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text:soft-page-break/></text:p>
      <text:p text:style-name="First_20_line_20_indent">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36152720" text:style-name="L56">
        <text:list-item>
          <text:p text:style-name="P56">Productive capacity of factories can be increased by using steel and wood (except the cannery, central station, warehouse).</text:p>
        </text:list-item>
        <text:list-item>
          <text:p text:style-name="P56">Every production requires 2 units of labor.</text:p>
        </text:list-item>
        <text:list-item>
          <text:p text:style-name="P56">Provinces develop automatically into a more efficient form (what exactly does this mean)?</text:p>
        </text:list-item>
        <text:list-item>
          <text:p text:style-name="P56">2 grains + 1 meat/fish + 1 apple = 1 can in the cannery</text:p>
        </text:list-item>
        <text:list-item>
          <text:p text:style-name="P56">2 wool or 2 cotton = 1 cloth in the spinning factory</text:p>
        </text:list-item>
        <text:list-item>
          <text:p text:style-name="P56">2 wood = 1 timber or 1 paper in the saw mill</text:p>
        </text:list-item>
        <text:list-item>
          <text:p text:style-name="P56">1 iron + 1 coal = 1 steel in the steel mill</text:p>
        </text:list-item>
        <text:list-item>
          <text:p text:style-name="P56">2 oil = 1 fuel in the refinery</text:p>
        </text:list-item>
        <text:list-item>
          <text:p text:style-name="P56">2 clothes = 1 garment in the clothing factory</text:p>
        </text:list-item>
        <text:list-item>
          <text:p text:style-name="P56">2 timber = 1 furniture in the furniture factory</text:p>
        </text:list-item>
        <text:list-item>
          <text:p text:style-name="P56">2 steel = 1 weapon or 1 tool in the steel factory</text:p>
        </text:list-item>
        <text:list-item>
          <text:p text:style-name="P56">1 steel + 1 timber = 1 wagon in the train station</text:p>
        </text:list-item>
        <text:list-item>
          <text:p text:style-name="P56">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6166569" text:style-name="L57">
        <text:list-item>
          <text:p text:style-name="P57">1 can + 1 garment + 1 furniture = 1 unskilled worker (1 unit of labor)</text:p>
        </text:list-item>
        <text:list-item>
          <text:p text:style-name="P57">1 unskilled worker + 1 paper + 100$ = 1 skilled worker (2 units of labor)</text:p>
        </text:list-item>
        <text:list-item>
          <text:p text:style-name="P57">1 skilled worker + 2 papers + 1000$ = 1 master worker (4 units of labor)</text:p>
        </text:list-item>
        <text:list-item>
          <text:p text:style-name="P57"><text:soft-page-break/>1 fuel = 6 units of labor </text:p>
        </text:list-item>
      </text:list>
      <text:p text:style-name="Text_20_body"/>
      <text:p text:style-name="Text_20_body">Experts</text:p>
      <text:list xml:id="list36148582" text:style-name="L58">
        <text:list-item>
          <text:p text:style-name="P58">Engineers build railways, ports, warehouses, fortifications</text:p>
        </text:list-item>
        <text:list-item>
          <text:p text:style-name="P58">Explorers look for resources</text:p>
        </text:list-item>
        <text:list-item>
          <text:p text:style-name="P58">Lumber jacks exploit forests</text:p>
        </text:list-item>
        <text:list-item>
          <text:p text:style-name="P58">Miners build mines (coal, iron, gold, precious stones)</text:p>
        </text:list-item>
        <text:list-item>
          <text:p text:style-name="P58">Farmers increase productivity of fertile land and hills</text:p>
        </text:list-item>
        <text:list-item>
          <text:p text:style-name="P58">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36155405" text:style-name="L59">
        <text:list-item>
          <text:p text:style-name="P59">Non-aggression pact: Only between major and minor power. If the minor power is attacked it will ask all partners of this pact for help and will join the one who agrees to help.</text:p>
        </text:list-item>
        <text:list-item>
          <text:p text:style-name="P59">Alliance: Only between major powers. When one member starts a war, the other is asked to join in.</text:p>
        </text:list-item>
        <text:list-item>
          <text:p text:style-name="P59">Request to join the empire. Invitation for minor powers who will agree if relations are sufficiently good.</text:p>
        </text:list-item>
        <text:list-item>
          <text:p text:style-name="P59">Peace Treaty</text:p>
        </text:list-item>
        <text:list-item>
          <text:p text:style-name="P59">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36156593" text:style-name="L60">
        <text:list-item>
          <text:p text:style-name="P60">Map: Put specialists to work, Command armies</text:p>
        </text:list-item>
        <text:list-item>
          <text:p text:style-name="P60">Transport: Distribute and allocate capacity</text:p>
        </text:list-item>
        <text:list-item>
          <text:p text:style-name="P60">Industry: Assign workers to production</text:p>
        </text:list-item>
        <text:list-item>
          <text:p text:style-name="P60">Trade: Offers and Bids for next trade session</text:p>
        </text:list-item>
        <text:list-item>
          <text:p text:style-name="P60">Diplomacy: Make diplomatic decisions </text:p>
        </text:list-item>
      </text:list>
      <text:p text:style-name="Text_20_body"/>
      <text:p text:style-name="Text_20_body"><text:soft-page-break/>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_20_body">Properties of land units</text:p>
      <text:list xml:id="list36136045" text:style-name="L61">
        <text:list-item>
          <text:p text:style-name="P61">Firing power</text:p>
        </text:list-item>
        <text:list-item>
          <text:p text:style-name="P61">Firing range</text:p>
        </text:list-item>
        <text:list-item>
          <text:p text:style-name="P61">Morale(?)</text:p>
        </text:list-item>
        <text:list-item>
          <text:p text:style-name="P61">Movement range</text:p>
        </text:list-item>
        <text:list-item>
          <text:p text:style-name="P61">Entrenchment </text:p>
        </text:list-item>
      </text:list>
      <text:p text:style-name="Text_20_body"/>
      <text:p text:style-name="Text_20_body">Properties of naval units</text:p>
      <text:list xml:id="list36153843" text:style-name="L62">
        <text:list-item>
          <text:p text:style-name="P62">Firing power</text:p>
        </text:list-item>
        <text:list-item>
          <text:p text:style-name="P62">Firing range</text:p>
        </text:list-item>
        <text:list-item>
          <text:p text:style-name="P62">Hull strength</text:p>
        </text:list-item>
        <text:list-item>
          <text:p text:style-name="P62">Speed</text:p>
        </text:list-item>
        <text:list-item>
          <text:p text:style-name="P62">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36139557" text:style-name="L63">
        <text:list-item>
          <text:p text:style-name="P63">Trade resolution</text:p>
        </text:list-item>
        <text:list-item>
          <text:p text:style-name="P63">Acceptance/Declining of treaties</text:p>
        </text:list-item>
        <text:list-item>
          <text:p text:style-name="P63">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text:soft-page-break/>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Music</text:p>
      <text:p text:style-name="Text_20_body">Victor Spiegel music – American baroque</text:p>
      <text:h text:style-name="Heading_20_2" text:outline-level="2">Strengths and Shortfalls</text:h>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6162161" text:style-name="L64">
        <text:list-item>
          <text:p text:style-name="P64">Every turn cycle through all the available screen is boring. Better to set strategies and then program at least makes some reasonable things with it. E.g. not adjusting the transportation every round by hand.</text:p>
        </text:list-item>
        <text:list-item>
          <text:p text:style-name="P64">Diplomacy should not end in total war until all enemies are annihilated, favor limited wars more?</text:p>
        </text:list-item>
        <text:list-item>
          <text:p text:style-name="P64">Tactical battles get boring after the tenth repetition, nothing new about them anymore? (Same kind of forces fighting same kind of forces?)</text:p>
        </text:list-item>
        <text:list-item>
          <text:p text:style-name="P64">Making money in the late game is difficult, because no minor powers are left for trading with. Better to also collect money from your provinces.</text:p>
        </text:list-item>
        <text:list-item>
          <text:p text:style-name="P64">There is this huge difference between colonies and occupied minor nations, which is reasonable but affect trade so immensely.</text:p>
        </text:list-item>
        <text:list-item>
          <text:p text:style-name="P64">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4">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padding="0in"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1654in" fo:margin-bottom="0.2362in" style:contextual-spacing="false" style:page-number="auto" fo:break-before="page" fo:background-color="transparent" fo:padding="0in"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362in" fo:margin-bottom="0.1965in" style:contextual-spacing="false">
        <style:tab-stops/>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Unincorporated ideas list</text:chapter></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3M7S</meta:editing-duration>
    <meta:editing-cycles>72</meta:editing-cycles>
    <meta:generator>LibreOffice/3.6$Windows_x86 LibreOffice_project/e29a214-2bbed72-0621de6-a97528c-8f066d</meta:generator>
    <dc:title>Manual for JLokalize 1.1</dc:title>
    <meta:initial-creator>Jan Keller</meta:initial-creator>
    <dc:date>2012-11-06T16:49:40.91</dc:date>
    <meta:document-statistic meta:table-count="1" meta:image-count="0" meta:object-count="5" meta:page-count="33" meta:paragraph-count="761" meta:word-count="8546" meta:character-count="49858" meta:non-whitespace-character-count="42483"/>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

<file path=Object 3/content.xml><?xml version="1.0" encoding="utf-8"?>
<math xmlns="http://www.w3.org/1998/Math/MathML">
  <semantics>
    <mrow>
      <msub>
        <mi>p</mi>
        <mn>0</mn>
      </msub>
    </mrow>
    <annotation encoding="StarMath 5.0">p_0</annotation>
  </semantics>
</math>
</file>

<file path=Object 4/content.xml><?xml version="1.0" encoding="utf-8"?>
<math xmlns="http://www.w3.org/1998/Math/MathML">
  <semantics>
    <mrow>
      <msub>
        <mi>s</mi>
        <mn>0</mn>
      </msub>
    </mrow>
    <annotation encoding="StarMath 5.0">s_0</annotation>
  </semantics>
</math>
</file>

<file path=Object 5/content.xml><?xml version="1.0" encoding="utf-8"?>
<math xmlns="http://www.w3.org/1998/Math/MathML">
  <semantics>
    <mrow>
      <mi>s</mi>
    </mrow>
    <annotation encoding="StarMath 5.0">s</annotation>
  </semantics>
</math>
</file>